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39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0.21pt"/>
    </style:style>
    <style:style style:name="co5" style:family="table-column">
      <style:table-column-properties fo:break-before="auto" style:column-width="71.74pt"/>
    </style:style>
    <style:style style:name="co6" style:family="table-column">
      <style:table-column-properties fo:break-before="auto" style:column-width="75.66pt"/>
    </style:style>
    <style:style style:name="co7" style:family="table-column">
      <style:table-column-properties fo:break-before="auto" style:column-width="120.39pt"/>
    </style:style>
    <style:style style:name="co8" style:family="table-column">
      <style:table-column-properties fo:break-before="auto" style:column-width="92.61pt"/>
    </style:style>
    <style:style style:name="co9" style:family="table-column">
      <style:table-column-properties fo:break-before="auto" style:column-width="91.05pt"/>
    </style:style>
    <style:style style:name="co10" style:family="table-column">
      <style:table-column-properties fo:break-before="auto" style:column-width="77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cc" style:text-align-source="fix" style:repeat-content="false" fo:border="0.06pt solid #000000"/>
      <style:paragraph-properties fo:text-align="center" fo:margin-left="0pt"/>
      <style:text-properties fo:color="#000000"/>
    </style:style>
    <style:style style:name="ce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8" style:family="table-cell" style:parent-style-name="Default">
      <style:table-cell-properties fo:background-color="#801900" style:text-align-source="fix" style:repeat-content="false" fo:border="0.06pt solid #000000"/>
      <style:paragraph-properties fo:text-align="center" fo:margin-left="0pt"/>
      <style:text-properties fo:color="#000000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fo:background-color="#801900"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" table:default-cell-style-name="ce3"/>
        <table:table-row table:style-name="ro1">
          <table:table-cell table:style-name="ce1" office:value-type="string" calcext:value-type="string" table:number-columns-spanned="14" table:number-rows-spanned="1">
            <text:p>stable_matching_comb</text:p>
          </table:table-cell>
          <table:covered-table-cell table:number-columns-repeated="13" table:style-name="Default"/>
        </table:table-row>
        <table:table-row table:style-name="ro1">
          <table:table-cell table:style-name="ce2" office:value-type="string" calcext:value-type="string" table:number-columns-spanned="14" table:number-rows-spanned="1">
            <text:p>synopsys</text:p>
          </table:table-cell>
          <table:covered-table-cell table:number-columns-repeated="13" table:style-name="Default"/>
        </table:table-row>
        <table:table-row table:style-name="ro1">
          <table:table-cell table:style-name="ce3" office:value-type="string" calcext:value-type="string">
            <text:p>S=R</text:p>
          </table:table-cell>
          <table:table-cell table:style-name="ce7" office:value-type="string" calcext:value-type="string">
            <text:p>Kr = Ks</text:p>
          </table:table-cell>
          <table:table-cell office:value-type="string" calcext:value-type="string">
            <text:p>OT time</text:p>
          </table:table-cell>
          <table:table-cell office:value-type="string" calcext:value-type="string">
            <text:p>Off time</text:p>
          </table:table-cell>
          <table:table-cell office:value-type="string" calcext:value-type="string">
            <text:p>COMM time</text:p>
          </table:table-cell>
          <table:table-cell office:value-type="string" calcext:value-type="string">
            <text:p>G time</text:p>
          </table:table-cell>
          <table:table-cell office:value-type="string" calcext:value-type="string">
            <text:p>E time</text:p>
          </table:table-cell>
          <table:table-cell table:style-name="ce9" office:value-type="string" calcext:value-type="string" table:number-columns-spanned="2" table:number-rows-spanned="1">
            <text:p><text:s text:c="8"/>total time (ms) <text:s text:c="20"/>(cc)</text:p>
          </table:table-cell>
          <table:covered-table-cell/>
          <table:table-cell office:value-type="string" calcext:value-type="string">
            <text:p>XOR gates</text:p>
          </table:table-cell>
          <table:table-cell office:value-type="string" calcext:value-type="string">
            <text:p>non XOR gates</text:p>
          </table:table-cell>
          <table:table-cell office:value-type="string" calcext:value-type="string">
            <text:p>peak memory (kB)</text:p>
          </table:table-cell>
          <table:table-cell office:value-type="string" calcext:value-type="string">
            <text:p>OT(s)</text:p>
          </table:table-cell>
          <table:table-cell office:value-type="string" calcext:value-type="string">
            <text:p>T GE (s)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705170023" calcext:value-type="float">
            <text:p>3705170023</text:p>
          </table:table-cell>
          <table:table-cell office:value-type="float" office:value="19492759" calcext:value-type="float">
            <text:p>19492759</text:p>
          </table:table-cell>
          <table:table-cell office:value-type="float" office:value="6648536129" calcext:value-type="float">
            <text:p>6648536129</text:p>
          </table:table-cell>
          <table:table-cell office:value-type="float" office:value="3886439154" calcext:value-type="float">
            <text:p>3886439154</text:p>
          </table:table-cell>
          <table:table-cell office:value-type="float" office:value="115773896" calcext:value-type="float">
            <text:p>115773896</text:p>
          </table:table-cell>
          <table:table-cell office:value-type="float" office:value="6535.05" calcext:value-type="float">
            <text:p>6535.05</text:p>
          </table:table-cell>
          <table:table-cell office:value-type="float" office:value="14376489625" calcext:value-type="float">
            <text:p>14376489625</text:p>
          </table:table-cell>
          <table:table-cell office:value-type="float" office:value="3140" calcext:value-type="float">
            <text:p>3140</text:p>
          </table:table-cell>
          <table:table-cell office:value-type="float" office:value="2400" calcext:value-type="float">
            <text:p>2400</text:p>
          </table:table-cell>
          <table:table-cell office:value-type="float" office:value="22504" calcext:value-type="float">
            <text:p>22504</text:p>
          </table:table-cell>
          <table:table-cell table:formula="of:=PRODUCT([.C4];1/2200000000)" office:value-type="float" office:value="1.68416819227273" calcext:value-type="float">
            <text:p>1.6841681923</text:p>
          </table:table-cell>
          <table:table-cell table:formula="of:=PRODUCT(SUM([.F4];[.G4]);1/2200000000)" office:value-type="float" office:value="1.81918775" calcext:value-type="float">
            <text:p>1.8191877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7490448234" calcext:value-type="float">
            <text:p>7490448234</text:p>
          </table:table-cell>
          <table:table-cell office:value-type="float" office:value="185055838" calcext:value-type="float">
            <text:p>185055838</text:p>
          </table:table-cell>
          <table:table-cell office:value-type="float" office:value="13676148964" calcext:value-type="float">
            <text:p>13676148964</text:p>
          </table:table-cell>
          <table:table-cell office:value-type="float" office:value="6602911871" calcext:value-type="float">
            <text:p>6602911871</text:p>
          </table:table-cell>
          <table:table-cell office:value-type="float" office:value="17708130428" calcext:value-type="float">
            <text:p>17708130428</text:p>
          </table:table-cell>
          <table:table-cell office:value-type="float" office:value="20760.8" calcext:value-type="float">
            <text:p>20760.8</text:p>
          </table:table-cell>
          <table:table-cell office:value-type="float" office:value="45672260518" calcext:value-type="float">
            <text:p>45672260518</text:p>
          </table:table-cell>
          <table:table-cell table:style-name="ce10" office:value-type="float" office:value="17533" calcext:value-type="float">
            <text:p>17533</text:p>
          </table:table-cell>
          <table:table-cell office:value-type="float" office:value="18969" calcext:value-type="float">
            <text:p>18969</text:p>
          </table:table-cell>
          <table:table-cell office:value-type="float" office:value="230972" calcext:value-type="float">
            <text:p>230972</text:p>
          </table:table-cell>
          <table:table-cell table:formula="of:=PRODUCT([.C5];1/2200000000)" office:value-type="float" office:value="3.40474919727273" calcext:value-type="float">
            <text:p>3.4047491973</text:p>
          </table:table-cell>
          <table:table-cell table:formula="of:=PRODUCT(SUM([.F5];[.G5]);1/2200000000)" office:value-type="float" office:value="11.0504737722727" calcext:value-type="float">
            <text:p>11.0504737723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5019528092" calcext:value-type="float">
            <text:p>15019528092</text:p>
          </table:table-cell>
          <table:table-cell office:value-type="float" office:value="578433273" calcext:value-type="float">
            <text:p>578433273</text:p>
          </table:table-cell>
          <table:table-cell office:value-type="float" office:value="21239768046" calcext:value-type="float">
            <text:p>21239768046</text:p>
          </table:table-cell>
          <table:table-cell office:value-type="float" office:value="9739408146" calcext:value-type="float">
            <text:p>9739408146</text:p>
          </table:table-cell>
          <table:table-cell office:value-type="float" office:value="73524974707" calcext:value-type="float">
            <text:p>73524974707</text:p>
          </table:table-cell>
          <table:table-cell office:value-type="float" office:value="54608.9" calcext:value-type="float">
            <text:p>54608.9</text:p>
          </table:table-cell>
          <table:table-cell office:value-type="float" office:value="120138779646" calcext:value-type="float">
            <text:p>120138779646</text:p>
          </table:table-cell>
          <table:table-cell office:value-type="float" office:value="76778" calcext:value-type="float">
            <text:p>76778</text:p>
          </table:table-cell>
          <table:table-cell office:value-type="float" office:value="50317" calcext:value-type="float">
            <text:p>50317</text:p>
          </table:table-cell>
          <table:table-cell office:value-type="float" office:value="63072" calcext:value-type="float">
            <text:p>63072</text:p>
          </table:table-cell>
          <table:table-cell table:formula="of:=PRODUCT([.C6];1/2200000000)" office:value-type="float" office:value="6.82705822363636" calcext:value-type="float">
            <text:p>6.8270582236</text:p>
          </table:table-cell>
          <table:table-cell table:formula="of:=PRODUCT(SUM([.F6];[.G6]);1/2200000000)" office:value-type="float" office:value="37.8474467513636" calcext:value-type="float">
            <text:p>37.8474467514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table:style-name="ce8" table:number-columns-repeated="7"/>
          <table:table-cell office:value-type="float" office:value="76674" calcext:value-type="float">
            <text:p>76674</text:p>
          </table:table-cell>
          <table:table-cell table:style-name="ce10" office:value-type="float" office:value="346473" calcext:value-type="float">
            <text:p>346473</text:p>
          </table:table-cell>
          <table:table-cell table:style-name="ce11"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style-name="ce8" table:number-columns-repeated="7"/>
          <table:table-cell office:value-type="float" office:value="33222" calcext:value-type="float">
            <text:p>33222</text:p>
          </table:table-cell>
          <table:table-cell office:value-type="float" office:value="167490" calcext:value-type="float">
            <text:p>167490</text:p>
          </table:table-cell>
          <table:table-cell table:style-name="ce11"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style-name="ce8" table:number-columns-repeated="7"/>
          <table:table-cell office:value-type="float" office:value="113324" calcext:value-type="float">
            <text:p>113324</text:p>
          </table:table-cell>
          <table:table-cell office:value-type="float" office:value="572784" calcext:value-type="float">
            <text:p>572784</text:p>
          </table:table-cell>
          <table:table-cell table:style-name="ce11" table:number-columns-repeated="3"/>
        </table:table-row>
        <table:table-row table:style-name="ro1" table:number-rows-repeated="2">
          <table:table-cell table:style-name="ce5"/>
          <table:table-cell table:style-name="Default" table:number-columns-repeated="13"/>
        </table:table-row>
        <table:table-row table:style-name="ro1">
          <table:table-cell table:style-name="ce6" office:value-type="string" calcext:value-type="string" table:number-columns-spanned="14" table:number-rows-spanned="1">
            <text:p>yosys</text:p>
          </table:table-cell>
          <table:covered-table-cell table:number-columns-repeated="13" table:style-name="Default"/>
        </table:table-row>
        <table:table-row table:style-name="ro1">
          <table:table-cell table:style-name="ce3" office:value-type="string" calcext:value-type="string">
            <text:p>S=R</text:p>
          </table:table-cell>
          <table:table-cell table:style-name="ce7" office:value-type="string" calcext:value-type="string">
            <text:p>Kr = Ks</text:p>
          </table:table-cell>
          <table:table-cell office:value-type="string" calcext:value-type="string">
            <text:p>OT time</text:p>
          </table:table-cell>
          <table:table-cell office:value-type="string" calcext:value-type="string">
            <text:p>Off time</text:p>
          </table:table-cell>
          <table:table-cell office:value-type="string" calcext:value-type="string">
            <text:p>COMM time</text:p>
          </table:table-cell>
          <table:table-cell office:value-type="string" calcext:value-type="string">
            <text:p>G time</text:p>
          </table:table-cell>
          <table:table-cell office:value-type="string" calcext:value-type="string">
            <text:p>E time</text:p>
          </table:table-cell>
          <table:table-cell table:style-name="ce9" office:value-type="string" calcext:value-type="string" table:number-columns-spanned="2" table:number-rows-spanned="1">
            <text:p><text:s text:c="8"/>total time (ms) <text:s text:c="20"/>(cc)</text:p>
          </table:table-cell>
          <table:covered-table-cell/>
          <table:table-cell office:value-type="string" calcext:value-type="string">
            <text:p>XOR gates</text:p>
          </table:table-cell>
          <table:table-cell office:value-type="string" calcext:value-type="string">
            <text:p>non XOR gates</text:p>
          </table:table-cell>
          <table:table-cell office:value-type="string" calcext:value-type="string">
            <text:p>peak memory (kB)</text:p>
          </table:table-cell>
          <table:table-cell office:value-type="string" calcext:value-type="string">
            <text:p>OT(s)</text:p>
          </table:table-cell>
          <table:table-cell office:value-type="string" calcext:value-type="string">
            <text:p>T GE (s)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705170023" calcext:value-type="float">
            <text:p>3705170023</text:p>
          </table:table-cell>
          <table:table-cell office:value-type="float" office:value="19492759" calcext:value-type="float">
            <text:p>19492759</text:p>
          </table:table-cell>
          <table:table-cell office:value-type="float" office:value="6648536129" calcext:value-type="float">
            <text:p>6648536129</text:p>
          </table:table-cell>
          <table:table-cell office:value-type="float" office:value="3886439154" calcext:value-type="float">
            <text:p>3886439154</text:p>
          </table:table-cell>
          <table:table-cell office:value-type="float" office:value="115773896" calcext:value-type="float">
            <text:p>115773896</text:p>
          </table:table-cell>
          <table:table-cell office:value-type="float" office:value="6535.05" calcext:value-type="float">
            <text:p>6535.05</text:p>
          </table:table-cell>
          <table:table-cell office:value-type="float" office:value="14376489625" calcext:value-type="float">
            <text:p>14376489625</text:p>
          </table:table-cell>
          <table:table-cell office:value-type="float" office:value="3140" calcext:value-type="float">
            <text:p>3140</text:p>
          </table:table-cell>
          <table:table-cell office:value-type="float" office:value="2400" calcext:value-type="float">
            <text:p>2400</text:p>
          </table:table-cell>
          <table:table-cell office:value-type="float" office:value="22504" calcext:value-type="float">
            <text:p>22504</text:p>
          </table:table-cell>
          <table:table-cell table:formula="of:=PRODUCT([.C14];1/2200000000)" office:value-type="float" office:value="1.68416819227273" calcext:value-type="float">
            <text:p>1.6841681923</text:p>
          </table:table-cell>
          <table:table-cell table:formula="of:=PRODUCT(SUM([.F14];[.G14]);1/2200000000)" office:value-type="float" office:value="1.81918775" calcext:value-type="float">
            <text:p>1.8191877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7490448234" calcext:value-type="float">
            <text:p>7490448234</text:p>
          </table:table-cell>
          <table:table-cell office:value-type="float" office:value="185055838" calcext:value-type="float">
            <text:p>185055838</text:p>
          </table:table-cell>
          <table:table-cell office:value-type="float" office:value="13676148964" calcext:value-type="float">
            <text:p>13676148964</text:p>
          </table:table-cell>
          <table:table-cell office:value-type="float" office:value="6602911871" calcext:value-type="float">
            <text:p>6602911871</text:p>
          </table:table-cell>
          <table:table-cell office:value-type="float" office:value="17708130428" calcext:value-type="float">
            <text:p>17708130428</text:p>
          </table:table-cell>
          <table:table-cell office:value-type="float" office:value="20760.8" calcext:value-type="float">
            <text:p>20760.8</text:p>
          </table:table-cell>
          <table:table-cell office:value-type="float" office:value="45672260518" calcext:value-type="float">
            <text:p>45672260518</text:p>
          </table:table-cell>
          <table:table-cell table:style-name="ce10" office:value-type="float" office:value="17533" calcext:value-type="float">
            <text:p>17533</text:p>
          </table:table-cell>
          <table:table-cell office:value-type="float" office:value="18969" calcext:value-type="float">
            <text:p>18969</text:p>
          </table:table-cell>
          <table:table-cell office:value-type="float" office:value="230972" calcext:value-type="float">
            <text:p>230972</text:p>
          </table:table-cell>
          <table:table-cell table:formula="of:=PRODUCT([.C15];1/2200000000)" office:value-type="float" office:value="3.40474919727273" calcext:value-type="float">
            <text:p>3.4047491973</text:p>
          </table:table-cell>
          <table:table-cell table:formula="of:=PRODUCT(SUM([.F15];[.G15]);1/2200000000)" office:value-type="float" office:value="11.0504737722727" calcext:value-type="float">
            <text:p>11.0504737723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5019528092" calcext:value-type="float">
            <text:p>15019528092</text:p>
          </table:table-cell>
          <table:table-cell office:value-type="float" office:value="578433273" calcext:value-type="float">
            <text:p>578433273</text:p>
          </table:table-cell>
          <table:table-cell office:value-type="float" office:value="21239768046" calcext:value-type="float">
            <text:p>21239768046</text:p>
          </table:table-cell>
          <table:table-cell office:value-type="float" office:value="9739408146" calcext:value-type="float">
            <text:p>9739408146</text:p>
          </table:table-cell>
          <table:table-cell office:value-type="float" office:value="73524974707" calcext:value-type="float">
            <text:p>73524974707</text:p>
          </table:table-cell>
          <table:table-cell office:value-type="float" office:value="54608.9" calcext:value-type="float">
            <text:p>54608.9</text:p>
          </table:table-cell>
          <table:table-cell office:value-type="float" office:value="120138779646" calcext:value-type="float">
            <text:p>120138779646</text:p>
          </table:table-cell>
          <table:table-cell office:value-type="float" office:value="76778" calcext:value-type="float">
            <text:p>76778</text:p>
          </table:table-cell>
          <table:table-cell office:value-type="float" office:value="50317" calcext:value-type="float">
            <text:p>50317</text:p>
          </table:table-cell>
          <table:table-cell office:value-type="float" office:value="63072" calcext:value-type="float">
            <text:p>63072</text:p>
          </table:table-cell>
          <table:table-cell table:formula="of:=PRODUCT([.C16];1/2200000000)" office:value-type="float" office:value="6.82705822363636" calcext:value-type="float">
            <text:p>6.8270582236</text:p>
          </table:table-cell>
          <table:table-cell table:formula="of:=PRODUCT(SUM([.F16];[.G16]);1/2200000000)" office:value-type="float" office:value="37.8474467513636" calcext:value-type="float">
            <text:p>37.8474467514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table:style-name="ce8" table:number-columns-repeated="7"/>
          <table:table-cell office:value-type="float" office:value="76674" calcext:value-type="float">
            <text:p>76674</text:p>
          </table:table-cell>
          <table:table-cell table:style-name="ce10" office:value-type="float" office:value="346473" calcext:value-type="float">
            <text:p>346473</text:p>
          </table:table-cell>
          <table:table-cell table:style-name="ce11"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style-name="ce8" table:number-columns-repeated="7"/>
          <table:table-cell office:value-type="float" office:value="33222" calcext:value-type="float">
            <text:p>33222</text:p>
          </table:table-cell>
          <table:table-cell office:value-type="float" office:value="167490" calcext:value-type="float">
            <text:p>167490</text:p>
          </table:table-cell>
          <table:table-cell table:style-name="ce11"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style-name="ce8" table:number-columns-repeated="7"/>
          <table:table-cell office:value-type="float" office:value="113324" calcext:value-type="float">
            <text:p>113324</text:p>
          </table:table-cell>
          <table:table-cell office:value-type="float" office:value="572784" calcext:value-type="float">
            <text:p>572784</text:p>
          </table:table-cell>
          <table:table-cell table:style-name="ce11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3">00/00/0000</text:date>, <text:time style:data-style-name="N2" text:time-value="12:37:35.4395129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31T15:01:02.438694457</meta:creation-date>
    <dc:date>2018-04-03T16:28:35.160773180</dc:date>
    <meta:editing-duration>PT3H59M45S</meta:editing-duration>
    <meta:editing-cycles>20</meta:editing-cycles>
    <meta:generator>LibreOffice/5.1.6.2$Linux_X86_64 LibreOffice_project/10m0$Build-2</meta:generator>
    <meta:document-statistic meta:table-count="1" meta:cell-count="137" meta:object-count="0"/>
  </office:meta>
</office:document-meta>
</file>